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8" table:default-cell-style-name="Default"/>
        <table:table-row table:style-name="ro1" table:number-rows-repeated="2">
          <table:table-cell table:number-columns-repeated="38"/>
        </table:table-row>
        <table:table-row table:style-name="ro1">
          <table:table-cell/>
          <table:table-cell table:style-name="ce1" office:value-type="string" calcext:value-type="string">
            <text:p>Size (MB)</text:p>
          </table:table-cell>
          <table:table-cell table:style-name="ce1" office:value-type="string" calcext:value-type="string" table:number-columns-spanned="6" table:number-rows-spanned="1">
            <text:p>Laptop X 1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Rpi X 1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RpiDocker X 1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Rpi X 2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RpiDocker X 2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Rpi X 2 + Edison X 2</text:p>
          </table:table-cell>
          <table:covered-table-cell table:number-columns-repeated="5" table:style-name="ce1"/>
        </table:table-row>
        <table:table-row table:style-name="ro1">
          <table:table-cell/>
          <table: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</table:table-row>
        <table:table-row table:style-name="ro1">
          <table:table-cell/>
          <table:table-cell office:value-type="float" office:value="0.040788" calcext:value-type="float">
            <text:p>0.040788</text:p>
          </table:table-cell>
          <table:table-cell office:value-type="float" office:value="0.0496737957001" calcext:value-type="float">
            <text:p>0.0496737957</text:p>
          </table:table-cell>
          <table:table-cell office:value-type="float" office:value="0.0220301151276" calcext:value-type="float">
            <text:p>0.0220301151</text:p>
          </table:table-cell>
          <table:table-cell office:value-type="float" office:value="0.0923084259033" calcext:value-type="float">
            <text:p>0.0923084259</text:p>
          </table:table-cell>
          <table:table-cell office:value-type="float" office:value="0.0653086662292" calcext:value-type="float">
            <text:p>0.0653086662</text:p>
          </table:table-cell>
          <table:table-cell office:value-type="float" office:value="0.170677232742" calcext:value-type="float">
            <text:p>0.1706772327</text:p>
          </table:table-cell>
          <table:table-cell office:value-type="float" office:value="0.143395805359" calcext:value-type="float">
            <text:p>0.1433958054</text:p>
          </table:table-cell>
          <table:table-cell office:value-type="float" office:value="1.36861228943" calcext:value-type="float">
            <text:p>1.3686122894</text:p>
          </table:table-cell>
          <table:table-cell/>
          <table:table-cell office:value-type="float" office:value="3.39058446884" calcext:value-type="float">
            <text:p>3.3905844688</text:p>
          </table:table-cell>
          <table:table-cell/>
          <table:table-cell office:value-type="float" office:value="7.76674497128" calcext:value-type="float">
            <text:p>7.7667449713</text:p>
          </table:table-cell>
          <table:table-cell/>
          <table:table-cell office:value-type="float" office:value="1.18832755089" calcext:value-type="float">
            <text:p>1.1883275509</text:p>
          </table:table-cell>
          <table:table-cell/>
          <table:table-cell office:value-type="float" office:value="3.32776606083" calcext:value-type="float">
            <text:p>3.3277660608</text:p>
          </table:table-cell>
          <table:table-cell/>
          <table:table-cell office:value-type="float" office:value="7.81783246994" calcext:value-type="float">
            <text:p>7.8178324699</text:p>
          </table:table-cell>
          <table:table-cell/>
          <table:table-cell office:value-type="float" office:value="0.66766422987" calcext:value-type="float">
            <text:p>0.6676642299</text:p>
          </table:table-cell>
          <table:table-cell/>
          <table:table-cell office:value-type="float" office:value="1.74047499895" calcext:value-type="float">
            <text:p>1.740474999</text:p>
          </table:table-cell>
          <table:table-cell/>
          <table:table-cell office:value-type="float" office:value="4.09966552258" calcext:value-type="float">
            <text:p>4.0996655226</text:p>
          </table:table-cell>
          <table:table-cell/>
          <table:table-cell office:value-type="float" office:value="0.665447950363" calcext:value-type="float">
            <text:p>0.6654479504</text:p>
          </table:table-cell>
          <table:table-cell/>
          <table:table-cell office:value-type="float" office:value="1.76049554348" calcext:value-type="float">
            <text:p>1.7604955435</text:p>
          </table:table-cell>
          <table:table-cell/>
          <table:table-cell office:value-type="float" office:value="3.87799060345" calcext:value-type="float">
            <text:p>3.87799060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71234" calcext:value-type="float">
            <text:p>0.071234</text:p>
          </table:table-cell>
          <table:table-cell office:value-type="float" office:value="0.108858585358" calcext:value-type="float">
            <text:p>0.1088585854</text:p>
          </table:table-cell>
          <table:table-cell office:value-type="float" office:value="0.0466006755829" calcext:value-type="float">
            <text:p>0.0466006756</text:p>
          </table:table-cell>
          <table:table-cell office:value-type="float" office:value="0.203445243835" calcext:value-type="float">
            <text:p>0.2034452438</text:p>
          </table:table-cell>
          <table:table-cell office:value-type="float" office:value="0.144189023972" calcext:value-type="float">
            <text:p>0.144189024</text:p>
          </table:table-cell>
          <table:table-cell office:value-type="float" office:value="0.387179422379" calcext:value-type="float">
            <text:p>0.3871794224</text:p>
          </table:table-cell>
          <table:table-cell office:value-type="float" office:value="0.323572635651" calcext:value-type="float">
            <text:p>0.3235726357</text:p>
          </table:table-cell>
          <table:table-cell office:value-type="float" office:value="3.30750101805" calcext:value-type="float">
            <text:p>3.3075010181</text:p>
          </table:table-cell>
          <table:table-cell/>
          <table:table-cell office:value-type="float" office:value="9.21903049946" calcext:value-type="float">
            <text:p>9.2190304995</text:p>
          </table:table-cell>
          <table:table-cell/>
          <table:table-cell office:value-type="float" office:value="20.1199200153" calcext:value-type="float">
            <text:p>20.1199200153</text:p>
          </table:table-cell>
          <table:table-cell/>
          <table:table-cell office:value-type="float" office:value="3.27408802509" calcext:value-type="float">
            <text:p>3.2740880251</text:p>
          </table:table-cell>
          <table:table-cell/>
          <table:table-cell office:value-type="float" office:value="9.23358905315" calcext:value-type="float">
            <text:p>9.2335890532</text:p>
          </table:table-cell>
          <table:table-cell/>
          <table:table-cell office:value-type="float" office:value="20.2556215525" calcext:value-type="float">
            <text:p>20.2556215525</text:p>
          </table:table-cell>
          <table:table-cell/>
          <table:table-cell office:value-type="float" office:value="1.77495998144" calcext:value-type="float">
            <text:p>1.7749599814</text:p>
          </table:table-cell>
          <table:table-cell/>
          <table:table-cell office:value-type="float" office:value="4.7069350481" calcext:value-type="float">
            <text:p>4.7069350481</text:p>
          </table:table-cell>
          <table:table-cell/>
          <table:table-cell office:value-type="float" office:value="10.3254944086" calcext:value-type="float">
            <text:p>10.3254944086</text:p>
          </table:table-cell>
          <table:table-cell/>
          <table:table-cell office:value-type="float" office:value="1.8302500248" calcext:value-type="float">
            <text:p>1.8302500248</text:p>
          </table:table-cell>
          <table:table-cell/>
          <table:table-cell office:value-type="float" office:value="4.68627202511" calcext:value-type="float">
            <text:p>4.6862720251</text:p>
          </table:table-cell>
          <table:table-cell/>
          <table:table-cell office:value-type="float" office:value="10.2625775337" calcext:value-type="float">
            <text:p>10.26257753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98147" calcext:value-type="float">
            <text:p>0.098147</text:p>
          </table:table-cell>
          <table:table-cell office:value-type="float" office:value="0.16326842308" calcext:value-type="float">
            <text:p>0.1632684231</text:p>
          </table:table-cell>
          <table:table-cell office:value-type="float" office:value="0.0721266746521" calcext:value-type="float">
            <text:p>0.0721266747</text:p>
          </table:table-cell>
          <table:table-cell office:value-type="float" office:value="0.302081727982" calcext:value-type="float">
            <text:p>0.302081728</text:p>
          </table:table-cell>
          <table:table-cell office:value-type="float" office:value="0.210042953491" calcext:value-type="float">
            <text:p>0.2100429535</text:p>
          </table:table-cell>
          <table:table-cell office:value-type="float" office:value="0.555738973618" calcext:value-type="float">
            <text:p>0.5557389736</text:p>
          </table:table-cell>
          <table:table-cell office:value-type="float" office:value="0.460720491409" calcext:value-type="float">
            <text:p>0.4607204914</text:p>
          </table:table-cell>
          <table:table-cell office:value-type="float" office:value="5.38872474432" calcext:value-type="float">
            <text:p>5.3887247443</text:p>
          </table:table-cell>
          <table:table-cell/>
          <table:table-cell office:value-type="float" office:value="13.9336135387" calcext:value-type="float">
            <text:p>13.9336135387</text:p>
          </table:table-cell>
          <table:table-cell/>
          <table:table-cell office:value-type="float" office:value="30.0777195692" calcext:value-type="float">
            <text:p>30.0777195692</text:p>
          </table:table-cell>
          <table:table-cell/>
          <table:table-cell office:value-type="float" office:value="5.43057596684" calcext:value-type="float">
            <text:p>5.4305759668</text:p>
          </table:table-cell>
          <table:table-cell/>
          <table:table-cell office:value-type="float" office:value="13.9719215631" calcext:value-type="float">
            <text:p>13.9719215631</text:p>
          </table:table-cell>
          <table:table-cell/>
          <table:table-cell office:value-type="float" office:value="30.7192333937" calcext:value-type="float">
            <text:p>30.7192333937</text:p>
          </table:table-cell>
          <table:table-cell/>
          <table:table-cell office:value-type="float" office:value="2.93220949173" calcext:value-type="float">
            <text:p>2.9322094917</text:p>
          </table:table-cell>
          <table:table-cell/>
          <table:table-cell office:value-type="float" office:value="7.29174751043" calcext:value-type="float">
            <text:p>7.2917475104</text:p>
          </table:table-cell>
          <table:table-cell/>
          <table:table-cell office:value-type="float" office:value="15.7661420107" calcext:value-type="float">
            <text:p>15.7661420107</text:p>
          </table:table-cell>
          <table:table-cell/>
          <table:table-cell office:value-type="float" office:value="2.97121202946" calcext:value-type="float">
            <text:p>2.9712120295</text:p>
          </table:table-cell>
          <table:table-cell/>
          <table:table-cell office:value-type="float" office:value="7.40928792953" calcext:value-type="float">
            <text:p>7.4092879295</text:p>
          </table:table-cell>
          <table:table-cell/>
          <table:table-cell office:value-type="float" office:value="15.9443684816" calcext:value-type="float">
            <text:p>15.94436848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137829" calcext:value-type="float">
            <text:p>0.137829</text:p>
          </table:table-cell>
          <table:table-cell office:value-type="float" office:value="0.278940439224" calcext:value-type="float">
            <text:p>0.2789404392</text:p>
          </table:table-cell>
          <table:table-cell office:value-type="float" office:value="0.129434251785" calcext:value-type="float">
            <text:p>0.1294342518</text:p>
          </table:table-cell>
          <table:table-cell office:value-type="float" office:value="0.502328777313" calcext:value-type="float">
            <text:p>0.5023287773</text:p>
          </table:table-cell>
          <table:table-cell office:value-type="float" office:value="0.353238010406" calcext:value-type="float">
            <text:p>0.3532380104</text:p>
          </table:table-cell>
          <table:table-cell office:value-type="float" office:value="0.911437988281" calcext:value-type="float">
            <text:p>0.9114379883</text:p>
          </table:table-cell>
          <table:table-cell office:value-type="float" office:value="0.753618955612" calcext:value-type="float">
            <text:p>0.7536189556</text:p>
          </table:table-cell>
          <table:table-cell office:value-type="float" office:value="11.4584229589" calcext:value-type="float">
            <text:p>11.4584229589</text:p>
          </table:table-cell>
          <table:table-cell/>
          <table:table-cell office:value-type="float" office:value="26.7107330561" calcext:value-type="float">
            <text:p>26.7107330561</text:p>
          </table:table-cell>
          <table:table-cell/>
          <table:table-cell office:value-type="float" office:value="57.2665290833" calcext:value-type="float">
            <text:p>57.2665290833</text:p>
          </table:table-cell>
          <table:table-cell/>
          <table:table-cell office:value-type="float" office:value="11.4553309679" calcext:value-type="float">
            <text:p>11.4553309679</text:p>
          </table:table-cell>
          <table:table-cell/>
          <table:table-cell office:value-type="float" office:value="27.071344018" calcext:value-type="float">
            <text:p>27.071344018</text:p>
          </table:table-cell>
          <table:table-cell/>
          <table:table-cell office:value-type="float" office:value="58.0675835609" calcext:value-type="float">
            <text:p>58.0675835609</text:p>
          </table:table-cell>
          <table:table-cell/>
          <table:table-cell office:value-type="float" office:value="6.12321650982" calcext:value-type="float">
            <text:p>6.1232165098</text:p>
          </table:table-cell>
          <table:table-cell/>
          <table:table-cell office:value-type="float" office:value="13.6627602577" calcext:value-type="float">
            <text:p>13.6627602577</text:p>
          </table:table-cell>
          <table:table-cell/>
          <table:table-cell office:value-type="float" office:value="29.2947899103" calcext:value-type="float">
            <text:p>29.2947899103</text:p>
          </table:table-cell>
          <table:table-cell/>
          <table:table-cell office:value-type="float" office:value="6.27215301991" calcext:value-type="float">
            <text:p>6.2721530199</text:p>
          </table:table-cell>
          <table:table-cell/>
          <table:table-cell office:value-type="float" office:value="14.250323534" calcext:value-type="float">
            <text:p>14.250323534</text:p>
          </table:table-cell>
          <table:table-cell/>
          <table:table-cell office:value-type="float" office:value="29.8912774324" calcext:value-type="float">
            <text:p>29.89127743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68119" calcext:value-type="float">
            <text:p>0.268119</text:p>
          </table:table-cell>
          <table:table-cell office:value-type="float" office:value="0.650136184692" calcext:value-type="float">
            <text:p>0.6501361847</text:p>
          </table:table-cell>
          <table:table-cell office:value-type="float" office:value="0.312832021713" calcext:value-type="float">
            <text:p>0.3128320217</text:p>
          </table:table-cell>
          <table:table-cell office:value-type="float" office:value="1.1688565731" calcext:value-type="float">
            <text:p>1.1688565731</text:p>
          </table:table-cell>
          <table:table-cell office:value-type="float" office:value="0.818124341965" calcext:value-type="float">
            <text:p>0.818124342</text:p>
          </table:table-cell>
          <table:table-cell office:value-type="float" office:value="2.03657999039" calcext:value-type="float">
            <text:p>2.0365799904</text:p>
          </table:table-cell>
          <table:table-cell office:value-type="float" office:value="1.68619637489" calcext:value-type="float">
            <text:p>1.6861963749</text:p>
          </table:table-cell>
          <table:table-cell office:value-type="float" office:value="24.4739007354" calcext:value-type="float">
            <text:p>24.4739007354</text:p>
          </table:table-cell>
          <table:table-cell/>
          <table:table-cell office:value-type="float" office:value="59.8574415445" calcext:value-type="float">
            <text:p>59.8574415445</text:p>
          </table:table-cell>
          <table:table-cell/>
          <table:table-cell office:value-type="float" office:value="121.182583451" calcext:value-type="float">
            <text:p>121.182583451</text:p>
          </table:table-cell>
          <table:table-cell/>
          <table:table-cell office:value-type="float" office:value="24.6485190392" calcext:value-type="float">
            <text:p>24.6485190392</text:p>
          </table:table-cell>
          <table:table-cell/>
          <table:table-cell office:value-type="float" office:value="59.1345806122" calcext:value-type="float">
            <text:p>59.1345806122</text:p>
          </table:table-cell>
          <table:table-cell/>
          <table:table-cell office:value-type="float" office:value="121.264719486" calcext:value-type="float">
            <text:p>121.264719486</text:p>
          </table:table-cell>
          <table:table-cell/>
          <table:table-cell office:value-type="float" office:value="13.8197172284" calcext:value-type="float">
            <text:p>13.8197172284</text:p>
          </table:table-cell>
          <table:table-cell/>
          <table:table-cell office:value-type="float" office:value="30.1379537582" calcext:value-type="float">
            <text:p>30.1379537582</text:p>
          </table:table-cell>
          <table:table-cell/>
          <table:table-cell office:value-type="float" office:value="62.2852524519" calcext:value-type="float">
            <text:p>62.2852524519</text:p>
          </table:table-cell>
          <table:table-cell/>
          <table:table-cell office:value-type="float" office:value="15.208355546" calcext:value-type="float">
            <text:p>15.208355546</text:p>
          </table:table-cell>
          <table:table-cell/>
          <table:table-cell office:value-type="float" office:value="31.3079220057" calcext:value-type="float">
            <text:p>31.3079220057</text:p>
          </table:table-cell>
          <table:table-cell/>
          <table:table-cell office:value-type="float" office:value="62.3481465578" calcext:value-type="float">
            <text:p>62.34814655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63085" calcext:value-type="float">
            <text:p>0.463085</text:p>
          </table:table-cell>
          <table:table-cell office:value-type="float" office:value="1.34634656906" calcext:value-type="float">
            <text:p>1.3463465691</text:p>
          </table:table-cell>
          <table:table-cell office:value-type="float" office:value="0.670134830475" calcext:value-type="float">
            <text:p>0.6701348305</text:p>
          </table:table-cell>
          <table:table-cell office:value-type="float" office:value="2.38149504662" calcext:value-type="float">
            <text:p>2.3814950466</text:p>
          </table:table-cell>
          <table:table-cell office:value-type="float" office:value="1.66572742462" calcext:value-type="float">
            <text:p>1.6657274246</text:p>
          </table:table-cell>
          <table:table-cell office:value-type="float" office:value="4.13313698769" calcext:value-type="float">
            <text:p>4.1331369877</text:p>
          </table:table-cell>
          <table:table-cell office:value-type="float" office:value="3.45040779114" calcext:value-type="float">
            <text:p>3.4504077911</text:p>
          </table:table-cell>
          <table:table-cell table:number-columns-repeated="30"/>
        </table:table-row>
        <table:table-row table:style-name="ro1">
          <table:table-cell/>
          <table:table-cell office:value-type="float" office:value="0.655807" calcext:value-type="float">
            <text:p>0.655807</text:p>
          </table:table-cell>
          <table:table-cell office:value-type="float" office:value="2.07936682701" calcext:value-type="float">
            <text:p>2.079366827</text:p>
          </table:table-cell>
          <table:table-cell office:value-type="float" office:value="1.07144780159" calcext:value-type="float">
            <text:p>1.0714478016</text:p>
          </table:table-cell>
          <table:table-cell office:value-type="float" office:value="3.69201283455" calcext:value-type="float">
            <text:p>3.6920128346</text:p>
          </table:table-cell>
          <table:table-cell office:value-type="float" office:value="2.61645722389" calcext:value-type="float">
            <text:p>2.6164572239</text:p>
          </table:table-cell>
          <table:table-cell office:value-type="float" office:value="6.52621459961" calcext:value-type="float">
            <text:p>6.5262145996</text:p>
          </table:table-cell>
          <table:table-cell office:value-type="float" office:value="5.50751299858" calcext:value-type="float">
            <text:p>5.5075129986</text:p>
          </table:table-cell>
          <table:table-cell table:number-columns-repeated="30"/>
        </table:table-row>
        <table:table-row table:style-name="ro1">
          <table:table-cell/>
          <table:table-cell office:value-type="float" office:value="0.830454" calcext:value-type="float">
            <text:p>0.830454</text:p>
          </table:table-cell>
          <table:table-cell office:value-type="float" office:value="2.83930835724" calcext:value-type="float">
            <text:p>2.8393083572</text:p>
          </table:table-cell>
          <table:table-cell office:value-type="float" office:value="1.48833479881" calcext:value-type="float">
            <text:p>1.4883347988</text:p>
          </table:table-cell>
          <table:table-cell office:value-type="float" office:value="4.95508975983" calcext:value-type="float">
            <text:p>4.9550897598</text:p>
          </table:table-cell>
          <table:table-cell office:value-type="float" office:value="3.59931635857" calcext:value-type="float">
            <text:p>3.5993163586</text:p>
          </table:table-cell>
          <table:table-cell office:value-type="float" office:value="9.34868359566" calcext:value-type="float">
            <text:p>9.3486835957</text:p>
          </table:table-cell>
          <table:table-cell office:value-type="float" office:value="7.97489123344" calcext:value-type="float">
            <text:p>7.9748912334</text:p>
          </table:table-cell>
          <table:table-cell table:number-columns-repeated="30"/>
        </table:table-row>
        <table:table-row table:style-name="ro1">
          <table:table-cell/>
          <table:table-cell office:value-type="float" office:value="0.989454" calcext:value-type="float">
            <text:p>0.989454</text:p>
          </table:table-cell>
          <table:table-cell office:value-type="float" office:value="3.59335341454" calcext:value-type="float">
            <text:p>3.5933534145</text:p>
          </table:table-cell>
          <table:table-cell office:value-type="float" office:value="1.90158438683" calcext:value-type="float">
            <text:p>1.9015843868</text:p>
          </table:table-cell>
          <table:table-cell office:value-type="float" office:value="6.31013345718" calcext:value-type="float">
            <text:p>6.3101334572</text:p>
          </table:table-cell>
          <table:table-cell office:value-type="float" office:value="4.57777881622" calcext:value-type="float">
            <text:p>4.5777788162</text:p>
          </table:table-cell>
          <table:table-cell office:value-type="float" office:value="11.9100138187" calcext:value-type="float">
            <text:p>11.9100138187</text:p>
          </table:table-cell>
          <table:table-cell office:value-type="float" office:value="10.2293237209" calcext:value-type="float">
            <text:p>10.2293237209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.18977" calcext:value-type="float">
            <text:p>1.18977</text:p>
          </table:table-cell>
          <table:table-cell office:value-type="float" office:value="5.11411962509" calcext:value-type="float">
            <text:p>5.1141196251</text:p>
          </table:table-cell>
          <table:table-cell office:value-type="float" office:value="2.97033834457" calcext:value-type="float">
            <text:p>2.9703383446</text:p>
          </table:table-cell>
          <table:table-cell office:value-type="float" office:value="8.53429102898" calcext:value-type="float">
            <text:p>8.534291029</text:p>
          </table:table-cell>
          <table:table-cell office:value-type="float" office:value="6.33591938019" calcext:value-type="float">
            <text:p>6.3359193802</text:p>
          </table:table-cell>
          <table:table-cell office:value-type="float" office:value="16.0182191372" calcext:value-type="float">
            <text:p>16.0182191372</text:p>
          </table:table-cell>
          <table:table-cell office:value-type="float" office:value="13.8408981323" calcext:value-type="float">
            <text:p>13.8408981323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.371783" calcext:value-type="float">
            <text:p>1.371783</text:p>
          </table:table-cell>
          <table:table-cell office:value-type="float" office:value="5.57351894379" calcext:value-type="float">
            <text:p>5.5735189438</text:p>
          </table:table-cell>
          <table:table-cell office:value-type="float" office:value="3.02088341713" calcext:value-type="float">
            <text:p>3.0208834171</text:p>
          </table:table-cell>
          <table:table-cell office:value-type="float" office:value="9.85344099998" calcext:value-type="float">
            <text:p>9.853441</text:p>
          </table:table-cell>
          <table:table-cell office:value-type="float" office:value="7.2623301506" calcext:value-type="float">
            <text:p>7.2623301506</text:p>
          </table:table-cell>
          <table:table-cell office:value-type="float" office:value="19.0921162128" calcext:value-type="float">
            <text:p>19.0921162128</text:p>
          </table:table-cell>
          <table:table-cell office:value-type="float" office:value="16.4781190395" calcext:value-type="float">
            <text:p>16.4781190395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.455017" calcext:value-type="float">
            <text:p>1.455017</text:p>
          </table:table-cell>
          <table:table-cell office:value-type="float" office:value="8.61404795647" calcext:value-type="float">
            <text:p>8.6140479565</text:p>
          </table:table-cell>
          <table:table-cell office:value-type="float" office:value="4.76593637466" calcext:value-type="float">
            <text:p>4.7659363747</text:p>
          </table:table-cell>
          <table:table-cell office:value-type="float" office:value="15.2428297997" calcext:value-type="float">
            <text:p>15.2428297997</text:p>
          </table:table-cell>
          <table:table-cell office:value-type="float" office:value="11.2570029259" calcext:value-type="float">
            <text:p>11.2570029259</text:p>
          </table:table-cell>
          <table:table-cell office:value-type="float" office:value="29.3640435696" calcext:value-type="float">
            <text:p>29.3640435696</text:p>
          </table:table-cell>
          <table:table-cell office:value-type="float" office:value="25.5193820477" calcext:value-type="float">
            <text:p>25.5193820477</text:p>
          </table:table-cell>
          <table:table-cell table:number-columns-repeated="30"/>
        </table:table-row>
        <table:table-row table:style-name="ro1" table:number-rows-repeated="2">
          <table:table-cell table:number-columns-repeated="38"/>
        </table:table-row>
        <table:table-row table:style-name="ro1">
          <table:table-cell/>
          <table:table-cell office:value-type="string" calcext:value-type="string">
            <text:p>Faces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76657104492" calcext:value-type="float">
            <text:p>0.2766571045</text:p>
          </table:table-cell>
          <table:table-cell office:value-type="float" office:value="0.12585401535" calcext:value-type="float">
            <text:p>0.1258540154</text:p>
          </table:table-cell>
          <table:table-cell office:value-type="float" office:value="0.484484195709" calcext:value-type="float">
            <text:p>0.4844841957</text:p>
          </table:table-cell>
          <table:table-cell office:value-type="float" office:value="0.335880041122" calcext:value-type="float">
            <text:p>0.3358800411</text:p>
          </table:table-cell>
          <table:table-cell office:value-type="float" office:value="0.866816997528" calcext:value-type="float">
            <text:p>0.8668169975</text:p>
          </table:table-cell>
          <table:table-cell office:value-type="float" office:value="0.723797798157" calcext:value-type="float">
            <text:p>0.7237977982</text:p>
          </table:table-cell>
          <table:table-cell office:value-type="float" office:value="11.4249808788" calcext:value-type="float">
            <text:p>11.4249808788</text:p>
          </table:table-cell>
          <table:table-cell/>
          <table:table-cell office:value-type="float" office:value="26.1199789047" calcext:value-type="float">
            <text:p>26.1199789047</text:p>
          </table:table-cell>
          <table:table-cell/>
          <table:table-cell office:value-type="float" office:value="56.6853561401" calcext:value-type="float">
            <text:p>56.6853561401</text:p>
          </table:table-cell>
          <table:table-cell/>
          <table:table-cell office:value-type="float" office:value="11.5849781036" calcext:value-type="float">
            <text:p>11.5849781036</text:p>
          </table:table-cell>
          <table:table-cell/>
          <table:table-cell office:value-type="float" office:value="26.8360819817" calcext:value-type="float">
            <text:p>26.8360819817</text:p>
          </table:table-cell>
          <table:table-cell/>
          <table:table-cell office:value-type="float" office:value="57.4221651554" calcext:value-type="float">
            <text:p>57.4221651554</text:p>
          </table:table-cell>
          <table:table-cell/>
          <table:table-cell office:value-type="float" office:value="5.61393499374" calcext:value-type="float">
            <text:p>5.6139349937</text:p>
          </table:table-cell>
          <table:table-cell/>
          <table:table-cell office:value-type="float" office:value="6.60478305817" calcext:value-type="float">
            <text:p>6.6047830582</text:p>
          </table:table-cell>
          <table:table-cell/>
          <table:table-cell office:value-type="float" office:value="5.42224597931" calcext:value-type="float">
            <text:p>5.4222459793</text:p>
          </table:table-cell>
          <table:table-cell/>
          <table:table-cell office:value-type="float" office:value="5.44072723389" calcext:value-type="float">
            <text:p>5.4407272339</text:p>
          </table:table-cell>
          <table:table-cell/>
          <table:table-cell office:value-type="float" office:value="5.46183300018" calcext:value-type="float">
            <text:p>5.4618330002</text:p>
          </table:table-cell>
          <table:table-cell/>
          <table:table-cell office:value-type="float" office:value="6.34929203987" calcext:value-type="float">
            <text:p>6.34929203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60087013245" calcext:value-type="float">
            <text:p>0.2600870132</text:p>
          </table:table-cell>
          <table:table-cell office:value-type="float" office:value="0.117478847504" calcext:value-type="float">
            <text:p>0.1174788475</text:p>
          </table:table-cell>
          <table:table-cell office:value-type="float" office:value="0.513781070709" calcext:value-type="float">
            <text:p>0.5137810707</text:p>
          </table:table-cell>
          <table:table-cell office:value-type="float" office:value="0.367822885513" calcext:value-type="float">
            <text:p>0.3678228855</text:p>
          </table:table-cell>
          <table:table-cell office:value-type="float" office:value="0.967293024063" calcext:value-type="float">
            <text:p>0.9672930241</text:p>
          </table:table-cell>
          <table:table-cell office:value-type="float" office:value="0.821913957596" calcext:value-type="float">
            <text:p>0.8219139576</text:p>
          </table:table-cell>
          <table:table-cell office:value-type="float" office:value="10.6315820217" calcext:value-type="float">
            <text:p>10.6315820217</text:p>
          </table:table-cell>
          <table:table-cell/>
          <table:table-cell office:value-type="float" office:value="25.0885078907" calcext:value-type="float">
            <text:p>25.0885078907</text:p>
          </table:table-cell>
          <table:table-cell/>
          <table:table-cell office:value-type="float" office:value="52.6912741661" calcext:value-type="float">
            <text:p>52.6912741661</text:p>
          </table:table-cell>
          <table:table-cell/>
          <table:table-cell office:value-type="float" office:value="10.591094017" calcext:value-type="float">
            <text:p>10.591094017</text:p>
          </table:table-cell>
          <table:table-cell/>
          <table:table-cell office:value-type="float" office:value="25.0705628395" calcext:value-type="float">
            <text:p>25.0705628395</text:p>
          </table:table-cell>
          <table:table-cell/>
          <table:table-cell office:value-type="float" office:value="52.4989511967" calcext:value-type="float">
            <text:p>52.4989511967</text:p>
          </table:table-cell>
          <table:table-cell/>
          <table:table-cell office:value-type="float" office:value="4.92307591438" calcext:value-type="float">
            <text:p>4.9230759144</text:p>
          </table:table-cell>
          <table:table-cell/>
          <table:table-cell office:value-type="float" office:value="12.1525890827" calcext:value-type="float">
            <text:p>12.1525890827</text:p>
          </table:table-cell>
          <table:table-cell/>
          <table:table-cell office:value-type="float" office:value="25.474203825" calcext:value-type="float">
            <text:p>25.474203825</text:p>
          </table:table-cell>
          <table:table-cell/>
          <table:table-cell office:value-type="float" office:value="5.07763886452" calcext:value-type="float">
            <text:p>5.0776388645</text:p>
          </table:table-cell>
          <table:table-cell/>
          <table:table-cell office:value-type="float" office:value="12.2440600395" calcext:value-type="float">
            <text:p>12.2440600395</text:p>
          </table:table-cell>
          <table:table-cell/>
          <table:table-cell office:value-type="float" office:value="26.0848710537" calcext:value-type="float">
            <text:p>26.08487105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63974189758" calcext:value-type="float">
            <text:p>0.2639741898</text:p>
          </table:table-cell>
          <table:table-cell office:value-type="float" office:value="0.127331972122" calcext:value-type="float">
            <text:p>0.1273319721</text:p>
          </table:table-cell>
          <table:table-cell office:value-type="float" office:value="0.595654010773" calcext:value-type="float">
            <text:p>0.5956540108</text:p>
          </table:table-cell>
          <table:table-cell office:value-type="float" office:value="0.445223093033" calcext:value-type="float">
            <text:p>0.445223093</text:p>
          </table:table-cell>
          <table:table-cell office:value-type="float" office:value="1.1381919384" calcext:value-type="float">
            <text:p>1.1381919384</text:p>
          </table:table-cell>
          <table:table-cell office:value-type="float" office:value="0.98273897171" calcext:value-type="float">
            <text:p>0.9827389717</text:p>
          </table:table-cell>
          <table:table-cell office:value-type="float" office:value="11.142663002" calcext:value-type="float">
            <text:p>11.142663002</text:p>
          </table:table-cell>
          <table:table-cell/>
          <table:table-cell office:value-type="float" office:value="25.0761539936" calcext:value-type="float">
            <text:p>25.0761539936</text:p>
          </table:table-cell>
          <table:table-cell/>
          <table:table-cell office:value-type="float" office:value="53.1591770649" calcext:value-type="float">
            <text:p>53.1591770649</text:p>
          </table:table-cell>
          <table:table-cell/>
          <table:table-cell office:value-type="float" office:value="10.9496250153" calcext:value-type="float">
            <text:p>10.9496250153</text:p>
          </table:table-cell>
          <table:table-cell/>
          <table:table-cell office:value-type="float" office:value="24.6111671925" calcext:value-type="float">
            <text:p>24.6111671925</text:p>
          </table:table-cell>
          <table:table-cell/>
          <table:table-cell office:value-type="float" office:value="53.1768431664" calcext:value-type="float">
            <text:p>53.1768431664</text:p>
          </table:table-cell>
          <table:table-cell/>
          <table:table-cell office:value-type="float" office:value="5.3467168808" calcext:value-type="float">
            <text:p>5.3467168808</text:p>
          </table:table-cell>
          <table:table-cell/>
          <table:table-cell office:value-type="float" office:value="12.4362888336" calcext:value-type="float">
            <text:p>12.4362888336</text:p>
          </table:table-cell>
          <table:table-cell/>
          <table:table-cell office:value-type="float" office:value="26.0841929913" calcext:value-type="float">
            <text:p>26.0841929913</text:p>
          </table:table-cell>
          <table:table-cell/>
          <table:table-cell office:value-type="float" office:value="5.11504077911" calcext:value-type="float">
            <text:p>5.1150407791</text:p>
          </table:table-cell>
          <table:table-cell/>
          <table:table-cell office:value-type="float" office:value="12.4746258259" calcext:value-type="float">
            <text:p>12.4746258259</text:p>
          </table:table-cell>
          <table:table-cell/>
          <table:table-cell office:value-type="float" office:value="26.036400795" calcext:value-type="float">
            <text:p>26.0364007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351042985916" calcext:value-type="float">
            <text:p>0.3510429859</text:p>
          </table:table-cell>
          <table:table-cell office:value-type="float" office:value="0.212395191193" calcext:value-type="float">
            <text:p>0.2123951912</text:p>
          </table:table-cell>
          <table:table-cell office:value-type="float" office:value="0.733647823334" calcext:value-type="float">
            <text:p>0.7336478233</text:p>
          </table:table-cell>
          <table:table-cell office:value-type="float" office:value="0.588691949844" calcext:value-type="float">
            <text:p>0.5886919498</text:p>
          </table:table-cell>
          <table:table-cell office:value-type="float" office:value="1.32052397728" calcext:value-type="float">
            <text:p>1.3205239773</text:p>
          </table:table-cell>
          <table:table-cell office:value-type="float" office:value="1.14419293404" calcext:value-type="float">
            <text:p>1.144192934</text:p>
          </table:table-cell>
          <table:table-cell office:value-type="float" office:value="16.8699040413" calcext:value-type="float">
            <text:p>16.8699040413</text:p>
          </table:table-cell>
          <table:table-cell/>
          <table:table-cell office:value-type="float" office:value="29.3131139278" calcext:value-type="float">
            <text:p>29.3131139278</text:p>
          </table:table-cell>
          <table:table-cell/>
          <table:table-cell office:value-type="float" office:value="51.3967180252" calcext:value-type="float">
            <text:p>51.3967180252</text:p>
          </table:table-cell>
          <table:table-cell/>
          <table:table-cell office:value-type="float" office:value="16.3011648655" calcext:value-type="float">
            <text:p>16.3011648655</text:p>
          </table:table-cell>
          <table:table-cell/>
          <table:table-cell office:value-type="float" office:value="29.3101007938" calcext:value-type="float">
            <text:p>29.3101007938</text:p>
          </table:table-cell>
          <table:table-cell/>
          <table:table-cell office:value-type="float" office:value="52.0922100544" calcext:value-type="float">
            <text:p>52.0922100544</text:p>
          </table:table-cell>
          <table:table-cell/>
          <table:table-cell office:value-type="float" office:value="7.56378602982" calcext:value-type="float">
            <text:p>7.5637860298</text:p>
          </table:table-cell>
          <table:table-cell/>
          <table:table-cell office:value-type="float" office:value="13.5285580158" calcext:value-type="float">
            <text:p>13.5285580158</text:p>
          </table:table-cell>
          <table:table-cell/>
          <table:table-cell office:value-type="float" office:value="25.9911291599" calcext:value-type="float">
            <text:p>25.9911291599</text:p>
          </table:table-cell>
          <table:table-cell/>
          <table:table-cell office:value-type="float" office:value="7.53569579124" calcext:value-type="float">
            <text:p>7.5356957912</text:p>
          </table:table-cell>
          <table:table-cell/>
          <table:table-cell office:value-type="float" office:value="13.3618788719" calcext:value-type="float">
            <text:p>13.3618788719</text:p>
          </table:table-cell>
          <table:table-cell/>
          <table:table-cell office:value-type="float" office:value="24.9367361069" calcext:value-type="float">
            <text:p>24.93673610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71017026901" calcext:value-type="float">
            <text:p>0.5710170269</text:p>
          </table:table-cell>
          <table:table-cell office:value-type="float" office:value="0.432185173035" calcext:value-type="float">
            <text:p>0.432185173</text:p>
          </table:table-cell>
          <table:table-cell office:value-type="float" office:value="0.888653039932" calcext:value-type="float">
            <text:p>0.8886530399</text:p>
          </table:table-cell>
          <table:table-cell office:value-type="float" office:value="0.744688987732" calcext:value-type="float">
            <text:p>0.7446889877</text:p>
          </table:table-cell>
          <table:table-cell office:value-type="float" office:value="1.24363899231" calcext:value-type="float">
            <text:p>1.2436389923</text:p>
          </table:table-cell>
          <table:table-cell office:value-type="float" office:value="1.08865404129" calcext:value-type="float">
            <text:p>1.0886540413</text:p>
          </table:table-cell>
          <table:table-cell office:value-type="float" office:value="26.7759361267" calcext:value-type="float">
            <text:p>26.7759361267</text:p>
          </table:table-cell>
          <table:table-cell/>
          <table:table-cell office:value-type="float" office:value="34.3641958237" calcext:value-type="float">
            <text:p>34.3641958237</text:p>
          </table:table-cell>
          <table:table-cell/>
          <table:table-cell office:value-type="float" office:value="44.6846330166" calcext:value-type="float">
            <text:p>44.6846330166</text:p>
          </table:table-cell>
          <table:table-cell/>
          <table:table-cell office:value-type="float" office:value="26.0777728558" calcext:value-type="float">
            <text:p>26.0777728558</text:p>
          </table:table-cell>
          <table:table-cell/>
          <table:table-cell office:value-type="float" office:value="34.1821269989" calcext:value-type="float">
            <text:p>34.1821269989</text:p>
          </table:table-cell>
          <table:table-cell/>
          <table:table-cell office:value-type="float" office:value="45.5477058887" calcext:value-type="float">
            <text:p>45.5477058887</text:p>
          </table:table-cell>
          <table:table-cell/>
          <table:table-cell office:value-type="float" office:value="11.5426371098" calcext:value-type="float">
            <text:p>11.5426371098</text:p>
          </table:table-cell>
          <table:table-cell/>
          <table:table-cell office:value-type="float" office:value="15.3617360592" calcext:value-type="float">
            <text:p>15.3617360592</text:p>
          </table:table-cell>
          <table:table-cell/>
          <table:table-cell office:value-type="float" office:value="20.9914209843" calcext:value-type="float">
            <text:p>20.9914209843</text:p>
          </table:table-cell>
          <table:table-cell/>
          <table:table-cell office:value-type="float" office:value="11.4633870125" calcext:value-type="float">
            <text:p>11.4633870125</text:p>
          </table:table-cell>
          <table:table-cell/>
          <table:table-cell office:value-type="float" office:value="15.1926701069" calcext:value-type="float">
            <text:p>15.1926701069</text:p>
          </table:table-cell>
          <table:table-cell/>
          <table:table-cell office:value-type="float" office:value="20.7326188087" calcext:value-type="float">
            <text:p>20.732618808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 style:data-style-name="N2" text:time-value="04:58:29.823097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9:44:34.625522597</meta:creation-date>
    <dc:date>2017-02-15T13:16:47.299246582</dc:date>
    <meta:editing-duration>PT7H22M33S</meta:editing-duration>
    <meta:editing-cycles>9</meta:editing-cycles>
    <meta:generator>LibreOffice/4.2.8.2$Linux_X86_64 LibreOffice_project/420m0$Build-2</meta:generator>
    <meta:document-statistic meta:table-count="1" meta:cell-count="301" meta:object-count="0"/>
  </office:meta>
</office:document-meta>
</file>